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2dc0d" officeooo:paragraph-rsid="0002dc0d"/>
    </style:style>
    <style:style style:name="P2" style:family="paragraph" style:parent-style-name="Standard">
      <style:text-properties officeooo:rsid="0004f631" officeooo:paragraph-rsid="0004f631"/>
    </style:style>
    <style:style style:name="P3" style:family="paragraph" style:parent-style-name="Standard">
      <style:text-properties officeooo:rsid="0006d283" officeooo:paragraph-rsid="0006d283"/>
    </style:style>
    <style:style style:name="P4" style:family="paragraph" style:parent-style-name="Text_20_body">
      <style:text-properties officeooo:rsid="000253ce" officeooo:paragraph-rsid="000253c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</style:style>
    <style:style style:name="T1" style:family="text">
      <style:text-properties officeooo:rsid="000253ce"/>
    </style:style>
    <style:style style:name="T2" style:family="text">
      <style:text-properties officeooo:rsid="000253ce" fo:background-color="#00a933" loext:char-shading-value="0"/>
    </style:style>
    <style:style style:name="T3" style:family="text">
      <style:text-properties officeooo:rsid="000253ce" fo:background-color="#ffff00" loext:char-shading-value="0"/>
    </style:style>
    <style:style style:name="T4" style:family="text">
      <style:text-properties fo:background-color="#ffff00" loext:char-shading-value="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935cm" fo:min-width="1.961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935cm" fo:min-width="2.108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935cm" fo:min-width="1.706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0.935cm" fo:min-width="1.743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0.935cm" fo:min-width="3.316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Задача 09. Полный перебор. Maximum Product of the Length of Two Palindromic Subsequences</text:p>
      <text:p text:style-name="P4"><text:span text:style-name="T4">доп условие</text:span> подпоследовательности не делят индекс букви между собой</text:p>
      <text:p text:style-name="Standard">input: str = bxbax</text:p>
      <text:p text:style-name="Standard">output: 4 <text:s/><text:span text:style-name="T1">like -- » </text:span><text:span text:style-name="T2">b</text:span><text:span text:style-name="T3">x</text:span><text:span text:style-name="T2">b</text:span><text:span text:style-name="T1">a</text:span><text:span text:style-name="T3">x</text:span></text:p>
      <text:p text:style-name="Standard"><text:span text:style-name="T3"/></text:p>
      <text:p text:style-name="Standard">исходя из доп условия и условия задачи ми имеем три варианта развития ситуации при переборе входних символов</text:p>
      <text:p text:style-name="Standard"/>
      <text:p text:style-name="P1">ищем две палиндромние последовательности</text:p>
      <text:p text:style-name="P1">1) если буква есть в 1м кандидате — значит ее не может бить во 2м</text:p>
      <text:p text:style-name="P1">2) если буква есть во 2м <text:s/>-- еене моржет бить в 1м</text:p>
      <text:p text:style-name="P1">3) буква вообще не подходит т.е. ее пропускаем</text:p>
      <text:p text:style-name="P1"><draw:custom-shape text:anchor-type="paragraph" draw:z-index="0" draw:name="Фігура 1" draw:style-name="gr7" draw:text-style-name="P6" svg:width="3.317cm" svg:height="0.936cm" svg:x="7.511cm" svg:y="0cm"><text:p text:style-name="P5">bxbax</text:p><draw:enhanced-geometry svg:viewBox="0 0 21600 21600" draw:type="rectangle" draw:enhanced-path="M 0 0 L 21600 0 21600 21600 0 21600 0 0 Z N"/></draw:custom-shape><draw:line text:anchor-type="paragraph" draw:z-index="4" draw:name="Лінія 3" draw:style-name="gr6" draw:text-style-name="P5" svg:x1="10.827cm" svg:y1="0.307cm" svg:x2="13.961cm" svg:y2="1.297cm"><text:p/></draw:line><draw:line text:anchor-type="paragraph" draw:z-index="5" draw:name="Лінія 1" draw:style-name="gr1" draw:text-style-name="P5" svg:x1="7.51cm" svg:y1="0.289cm" svg:x2="3.644cm" svg:y2="1.501cm"><text:p/></draw:line></text:p>
      <text:p text:style-name="P1"><draw:line text:anchor-type="paragraph" draw:z-index="6" draw:name="Лінія 2" draw:style-name="gr1" draw:text-style-name="P5" svg:x1="8.976cm" svg:y1="0.448cm" svg:x2="8.939cm" svg:y2="0.924cm"><text:p/></draw:line></text:p>
      <text:p text:style-name="P1"><draw:custom-shape text:anchor-type="paragraph" draw:z-index="1" draw:name="Фігура 2" draw:style-name="gr7" draw:text-style-name="P6" svg:width="3.317cm" svg:height="0.936cm" svg:x="7.181cm" svg:y="0.437cm"><text:p text:style-name="P5">-, <text:s text:c="3"/>b, <text:tab/>xbax</text:p><draw:enhanced-geometry svg:viewBox="0 0 21600 21600" draw:type="rectangle" draw:enhanced-path="M 0 0 L 21600 0 21600 21600 0 21600 0 0 Z N"/></draw:custom-shape><draw:custom-shape text:anchor-type="paragraph" draw:z-index="3" draw:name="Фігура 4" draw:style-name="gr7" draw:text-style-name="P6" svg:width="3.317cm" svg:height="0.936cm" svg:x="12.531cm" svg:y="0.427cm"><text:p text:style-name="P5">-, <text:s/>-, <text:s/>bxbax</text:p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Фігура 3" draw:style-name="gr7" draw:text-style-name="P6" svg:width="3.317cm" svg:height="0.936cm" svg:x="1.445cm" svg:y="0.041cm"><text:p text:style-name="P5">b, -,xbax </text:p><draw:enhanced-geometry svg:viewBox="0 0 21600 21600" draw:type="rectangle" draw:enhanced-path="M 0 0 L 21600 0 21600 21600 0 21600 0 0 Z N"/></draw:custom-shape></text:p>
      <text:p text:style-name="Standard"><draw:line text:anchor-type="paragraph" draw:z-index="20" draw:name="Лінія 7" draw:style-name="gr1" draw:text-style-name="P5" svg:x1="7.767cm" svg:y1="0.399cm" svg:x2="6.742cm" svg:y2="0.932cm"><text:p/></draw:line><draw:line text:anchor-type="paragraph" draw:z-index="21" draw:name="Лінія 8" draw:style-name="gr1" draw:text-style-name="P5" svg:x1="9.16cm" svg:y1="0.399cm" svg:x2="9.068cm" svg:y2="0.932cm"><text:p/></draw:line><draw:line text:anchor-type="paragraph" draw:z-index="22" draw:name="Лінія 9" draw:style-name="gr1" draw:text-style-name="P5" svg:x1="10.278cm" svg:y1="0.323cm" svg:x2="10.938cm" svg:y2="0.896cm"><text:p/></draw:line><text:span text:style-name="T3"/></text:p>
      <text:p text:style-name="Standard"><draw:custom-shape text:anchor-type="paragraph" draw:z-index="10" draw:name="Фігура 10" draw:style-name="gr4" draw:text-style-name="P6" svg:width="1.706cm" svg:height="0.936cm" svg:x="5.549cm" svg:y="0.445cm"><text:p text:style-name="P5">b,b,bax</text:p><draw:enhanced-geometry svg:viewBox="0 0 21600 21600" draw:type="rectangle" draw:enhanced-path="M 0 0 L 21600 0 21600 21600 0 21600 0 0 Z N"/></draw:custom-shape><draw:custom-shape text:anchor-type="paragraph" draw:z-index="12" draw:name="Фігура 9" draw:style-name="gr4" draw:text-style-name="P6" svg:width="1.706cm" svg:height="0.936cm" svg:x="7.932cm" svg:y="0.445cm"><text:p text:style-name="P5">-,bx,bax</text:p><draw:enhanced-geometry svg:viewBox="0 0 21600 21600" draw:type="rectangle" draw:enhanced-path="M 0 0 L 21600 0 21600 21600 0 21600 0 0 Z N"/></draw:custom-shape><draw:custom-shape text:anchor-type="paragraph" draw:z-index="11" draw:name="Фігура 8" draw:style-name="gr4" draw:text-style-name="P6" svg:width="1.706cm" svg:height="0.936cm" svg:x="10.149cm" svg:y="0.409cm"><text:p text:style-name="P5">-,b,bax</text:p><draw:enhanced-geometry svg:viewBox="0 0 21600 21600" draw:type="rectangle" draw:enhanced-path="M 0 0 L 21600 0 21600 21600 0 21600 0 0 Z N"/></draw:custom-shape><draw:line text:anchor-type="paragraph" draw:z-index="17" draw:name="Лінія 4" draw:style-name="gr1" draw:text-style-name="P5" svg:x1="2.196cm" svg:y1="0.002cm" svg:x2="-0.205cm" svg:y2="0.533cm"><text:p/></draw:line><draw:line text:anchor-type="paragraph" draw:z-index="18" draw:name="Лінія 5" draw:style-name="gr1" draw:text-style-name="P5" svg:x1="2.764cm" svg:y1="0.002cm" svg:x2="2.709cm" svg:y2="0.533cm"><text:p/></draw:line><draw:line text:anchor-type="paragraph" draw:z-index="19" draw:name="Лінія 6" draw:style-name="gr1" draw:text-style-name="P5" svg:x1="3.773cm" svg:y1="0.002cm" svg:x2="4.175cm" svg:y2="0.552cm"><text:p/></draw:line><text:span text:style-name="T3"/></text:p>
      <text:p text:style-name="Standard"><draw:custom-shape text:anchor-type="paragraph" draw:z-index="9" draw:name="Фігура 7" draw:style-name="gr3" draw:text-style-name="P6" svg:width="2.109cm" svg:height="0.936cm" svg:x="-1.305cm" svg:y="0.046cm"><text:p text:style-name="P5">bx, -, bax </text:p><draw:enhanced-geometry svg:viewBox="0 0 21600 21600" draw:type="rectangle" draw:enhanced-path="M 0 0 L 21600 0 21600 21600 0 21600 0 0 Z N"/></draw:custom-shape><draw:custom-shape text:anchor-type="paragraph" draw:z-index="8" draw:name="Фігура 6" draw:style-name="gr2" draw:text-style-name="P6" svg:width="1.962cm" svg:height="0.936cm" svg:x="1.187cm" svg:y="0.046cm"><text:p text:style-name="P5">b, x, bax </text:p><draw:enhanced-geometry svg:viewBox="0 0 21600 21600" draw:type="rectangle" draw:enhanced-path="M 0 0 L 21600 0 21600 21600 0 21600 0 0 Z N"/></draw:custom-shape><draw:custom-shape text:anchor-type="paragraph" draw:z-index="7" draw:name="Фігура 5" draw:style-name="gr5" draw:text-style-name="P6" svg:width="1.743cm" svg:height="0.936cm" svg:x="3.35cm" svg:y="0.065cm"><text:p text:style-name="P5">b, -, bax </text:p><draw:enhanced-geometry svg:viewBox="0 0 21600 21600" draw:type="rectangle" draw:enhanced-path="M 0 0 L 21600 0 21600 21600 0 21600 0 0 Z N"/></draw:custom-shape><draw:custom-shape text:anchor-type="paragraph" draw:z-index="13" draw:name="Фігура 11" draw:style-name="gr3" draw:text-style-name="P6" svg:width="2.109cm" svg:height="0.936cm" svg:x="-1.305cm" svg:y="0.046cm"><text:p text:style-name="P5">bx, -, bax </text:p><draw:enhanced-geometry svg:viewBox="0 0 21600 21600" draw:type="rectangle" draw:enhanced-path="M 0 0 L 21600 0 21600 21600 0 21600 0 0 Z N"/></draw:custom-shape><text:span text:style-name="T3"/></text:p>
      <text:p text:style-name="Standard"><text:span text:style-name="T3"/></text:p>
      <text:p text:style-name="Standard"><draw:line text:anchor-type="paragraph" draw:z-index="23" draw:name="Лінія 10" draw:style-name="gr1" draw:text-style-name="P5" svg:x1="2.343cm" svg:y1="0.007cm" svg:x2="0.272cm" svg:y2="1.162cm"><text:p/></draw:line><draw:line text:anchor-type="paragraph" draw:z-index="24" draw:name="Лінія 11" draw:style-name="gr1" draw:text-style-name="P5" svg:x1="2.543cm" svg:y1="0.007cm" svg:x2="2.508cm" svg:y2="1.069cm"><text:p/></draw:line><draw:line text:anchor-type="paragraph" draw:z-index="25" draw:name="Лінія 12" draw:style-name="gr1" draw:text-style-name="P5" svg:x1="2.856cm" svg:y1="0.007cm" svg:x2="4.505cm" svg:y2="1.143cm"><text:p/></draw:line><text:span text:style-name="T3"/></text:p>
      <text:p text:style-name="Standard"/>
      <text:p text:style-name="Standard"><draw:custom-shape text:anchor-type="paragraph" draw:z-index="16" draw:name="Фігура 14" draw:style-name="gr2" draw:text-style-name="P6" svg:width="1.962cm" svg:height="0.936cm" svg:x="-0.901cm" svg:y="0.189cm"><text:p text:style-name="P5">bb, x, ax </text:p><draw:enhanced-geometry svg:viewBox="0 0 21600 21600" draw:type="rectangle" draw:enhanced-path="M 0 0 L 21600 0 21600 21600 0 21600 0 0 Z N"/></draw:custom-shape><draw:custom-shape text:anchor-type="paragraph" draw:z-index="15" draw:name="Фігура 13" draw:style-name="gr2" draw:text-style-name="P6" svg:width="1.962cm" svg:height="0.936cm" svg:x="1.482cm" svg:y="0.206cm"><text:p text:style-name="P5">b, xb, ax </text:p><draw:enhanced-geometry svg:viewBox="0 0 21600 21600" draw:type="rectangle" draw:enhanced-path="M 0 0 L 21600 0 21600 21600 0 21600 0 0 Z N"/></draw:custom-shape><draw:custom-shape text:anchor-type="paragraph" draw:z-index="14" draw:name="Фігура 12" draw:style-name="gr2" draw:text-style-name="P6" svg:width="1.962cm" svg:height="0.936cm" svg:x="3.752cm" svg:y="0.169cm"><text:p text:style-name="P5">b, x, ax 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P2">решение:</text:p>
      <text:p text:style-name="P2">1) базовий случай когда индекс равен длине слова по которому идет перебор</text:p>
      <text:p text:style-name="P2">1.1.) прежде чем вийти нужно проверить или ДВА кандидата палиндроми</text:p>
      <text:p text:style-name="P2">1.2.) если да положить в глобальную переменную макс от(макс, 2 кандитада умножить длини)</text:p>
      <text:p text:style-name="P3">2) заводим индекс берем букву</text:p>
      <text:p text:style-name="P3">3) бежим в три ветки как на схеме</text:p>
      <text:p text:style-name="P3">4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) напишем ф-ю проверяющая слово палиндром или нет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08:20:38.952505074</meta:creation-date>
    <dc:date>2024-02-04T09:26:43.564593132</dc:date>
    <meta:editing-duration>PT22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45" meta:character-count="859" meta:non-whitespace-character-count="727"/>
  </office:meta>
</office:document-meta>
</file>